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f7a9" officeooo:paragraph-rsid="000ff7a9"/>
    </style:style>
    <style:style style:name="P2" style:family="paragraph" style:parent-style-name="Standard">
      <style:text-properties officeooo:rsid="000ff7a9" officeooo:paragraph-rsid="0011e6e3"/>
    </style:style>
    <style:style style:name="P3" style:family="paragraph" style:parent-style-name="Standard">
      <style:text-properties officeooo:rsid="000ff7a9" officeooo:paragraph-rsid="001ced05"/>
    </style:style>
    <style:style style:name="P4" style:family="paragraph" style:parent-style-name="Standard">
      <style:text-properties fo:font-weight="bold" officeooo:rsid="000ff7a9" officeooo:paragraph-rsid="000ff7a9" style:font-weight-asian="bold" style:font-weight-complex="bold"/>
    </style:style>
    <style:style style:name="P5" style:family="paragraph" style:parent-style-name="Standard">
      <style:text-properties fo:font-weight="bold" officeooo:rsid="000ff7a9" officeooo:paragraph-rsid="001ced05" style:font-weight-asian="bold" style:font-weight-complex="bold"/>
    </style:style>
    <style:style style:name="P6" style:family="paragraph" style:parent-style-name="Standard">
      <style:text-properties fo:font-weight="bold" officeooo:rsid="00136d0c" officeooo:paragraph-rsid="00136d0c" style:font-weight-asian="bold" style:font-weight-complex="bold"/>
    </style:style>
    <style:style style:name="P7" style:family="paragraph" style:parent-style-name="Standard">
      <style:text-properties fo:font-weight="bold" officeooo:rsid="00136d0c" officeooo:paragraph-rsid="001e2d1e" style:font-weight-asian="bold" style:font-weight-complex="bold"/>
    </style:style>
    <style:style style:name="P8" style:family="paragraph" style:parent-style-name="Standard">
      <style:text-properties fo:font-weight="bold" officeooo:rsid="00154fba" officeooo:paragraph-rsid="00154fba" style:font-weight-asian="bold" style:font-weight-complex="bold"/>
    </style:style>
    <style:style style:name="P9" style:family="paragraph" style:parent-style-name="Standard">
      <style:text-properties fo:font-weight="bold" officeooo:rsid="00154fba" officeooo:paragraph-rsid="001e2d1e" style:font-weight-asian="bold" style:font-weight-complex="bold"/>
    </style:style>
    <style:style style:name="P10" style:family="paragraph" style:parent-style-name="Standard">
      <style:text-properties fo:font-weight="bold" officeooo:rsid="0017e9c5" officeooo:paragraph-rsid="0017e9c5" style:font-weight-asian="bold" style:font-weight-complex="bold"/>
    </style:style>
    <style:style style:name="P11" style:family="paragraph" style:parent-style-name="Standard">
      <style:text-properties fo:font-weight="bold" officeooo:rsid="0017e9c5" officeooo:paragraph-rsid="00185f2b" style:font-weight-asian="bold" style:font-weight-complex="bold"/>
    </style:style>
    <style:style style:name="P12" style:family="paragraph" style:parent-style-name="Standard">
      <style:text-properties fo:font-weight="bold" officeooo:rsid="00185f2b" officeooo:paragraph-rsid="00185f2b" style:font-weight-asian="bold" style:font-weight-complex="bold"/>
    </style:style>
    <style:style style:name="P13" style:family="paragraph" style:parent-style-name="Standard">
      <style:text-properties fo:font-weight="bold" officeooo:rsid="00185f2b" officeooo:paragraph-rsid="00195d95" style:font-weight-asian="bold" style:font-weight-complex="bold"/>
    </style:style>
    <style:style style:name="P14" style:family="paragraph" style:parent-style-name="Standard">
      <style:text-properties fo:font-weight="bold" officeooo:rsid="00185f2b" officeooo:paragraph-rsid="001babc4" style:font-weight-asian="bold" style:font-weight-complex="bold"/>
    </style:style>
    <style:style style:name="P15" style:family="paragraph" style:parent-style-name="Standard">
      <style:text-properties fo:font-weight="bold" officeooo:rsid="00195d95" officeooo:paragraph-rsid="00195d95" style:font-weight-asian="bold" style:font-weight-complex="bold"/>
    </style:style>
    <style:style style:name="P16" style:family="paragraph" style:parent-style-name="Standard">
      <style:text-properties fo:font-weight="bold" officeooo:rsid="001ced05" officeooo:paragraph-rsid="001ced05" style:font-weight-asian="bold" style:font-weight-complex="bold"/>
    </style:style>
    <style:style style:name="P17" style:family="paragraph" style:parent-style-name="Standard">
      <style:text-properties fo:font-weight="bold" officeooo:rsid="00226d1e" officeooo:paragraph-rsid="00226d1e" style:font-weight-asian="bold" style:font-weight-complex="bold"/>
    </style:style>
    <style:style style:name="P18" style:family="paragraph" style:parent-style-name="Standard">
      <style:text-properties fo:font-weight="bold" officeooo:rsid="00226d1e" officeooo:paragraph-rsid="0023b0be" style:font-weight-asian="bold" style:font-weight-complex="bold"/>
    </style:style>
    <style:style style:name="T1" style:family="text">
      <style:text-properties officeooo:rsid="0011e6e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85f2b" style:font-weight-asian="normal" style:font-weight-complex="normal"/>
    </style:style>
    <style:style style:name="T4" style:family="text">
      <style:text-properties fo:font-weight="normal" officeooo:rsid="00154fba" style:font-weight-asian="normal" style:font-weight-complex="normal"/>
    </style:style>
    <style:style style:name="T5" style:family="text">
      <style:text-properties fo:font-weight="normal" officeooo:rsid="00195d95" style:font-weight-asian="normal" style:font-weight-complex="normal"/>
    </style:style>
    <style:style style:name="T6" style:family="text">
      <style:text-properties fo:font-weight="normal" officeooo:rsid="001a6954" style:font-weight-asian="normal" style:font-weight-complex="normal"/>
    </style:style>
    <style:style style:name="T7" style:family="text">
      <style:text-properties fo:font-weight="normal" officeooo:rsid="001babc4" style:font-weight-asian="normal" style:font-weight-complex="normal"/>
    </style:style>
    <style:style style:name="T8" style:family="text">
      <style:text-properties fo:font-weight="normal" officeooo:rsid="0011e6e3" style:font-weight-asian="normal" style:font-weight-complex="normal"/>
    </style:style>
    <style:style style:name="T9" style:family="text">
      <style:text-properties fo:font-weight="normal" officeooo:rsid="001ced05" style:font-weight-asian="normal" style:font-weight-complex="normal"/>
    </style:style>
    <style:style style:name="T10" style:family="text">
      <style:text-properties fo:font-weight="normal" officeooo:rsid="001e2d1e" style:font-weight-asian="normal" style:font-weight-complex="normal"/>
    </style:style>
    <style:style style:name="T11" style:family="text">
      <style:text-properties fo:font-weight="normal" officeooo:rsid="002085c9" style:font-weight-asian="normal" style:font-weight-complex="normal"/>
    </style:style>
    <style:style style:name="T12" style:family="text">
      <style:text-properties fo:font-weight="normal" officeooo:rsid="0023b0be" style:font-weight-asian="normal" style:font-weight-complex="normal"/>
    </style:style>
    <style:style style:name="T13" style:family="text">
      <style:text-properties officeooo:rsid="00154fba"/>
    </style:style>
    <style:style style:name="T14" style:family="text">
      <style:text-properties officeooo:rsid="00185f2b"/>
    </style:style>
    <style:style style:name="T15" style:family="text">
      <style:text-properties officeooo:rsid="00195d95"/>
    </style:style>
    <style:style style:name="T16" style:family="text">
      <style:text-properties officeooo:rsid="001ced05"/>
    </style:style>
    <style:style style:name="T17" style:family="text">
      <style:text-properties officeooo:rsid="001e2d1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/text:p>
      <text:p text:style-name="P1"/>
      <text:p text:style-name="P4">Entidade CADASTRO </text:p>
      <text:p text:style-name="P1"><text:tab/>Cadastro : entidade criada para guardar todas as informações referentes aos possíveis Hospedes.</text:p>
      <text:p text:style-name="P4">Atributos da entidade CADASTRO </text:p>
      <text:p text:style-name="P1"><text:tab/></text:p>
      <text:p text:style-name="P1"><text:tab/>TELEFONE : Atributo <text:s/>criado para guardar o<text:span text:style-name="T1">(s)</text:span> numero(s) de telefone dos Hospede.</text:p>
      <text:p text:style-name="P2"><text:tab/>DATA DE NASCIMENTO : Atributo criado para guardar a data de nascimento do Hospede.</text:p>
      <text:p text:style-name="P2"><text:tab/>CPF :Atributo criado para guardar o numero do documento CPF de H<text:span text:style-name="T1">ospede</text:span>.</text:p>
      <text:p text:style-name="P2"><text:tab/><text:span text:style-name="T1">E-MAIL : Atributo criado para guardar o e-mail do Hospede.</text:span></text:p>
      <text:p text:style-name="P2"><text:tab/><text:span text:style-name="T1">SENHA :</text:span></text:p>
      <text:p text:style-name="P2"><text:tab/><text:span text:style-name="T1">NOME : Atributo criado para guardar o nome completo do Hospede.</text:span></text:p>
      <text:p text:style-name="P10"/>
      <text:p text:style-name="P10">Relacionamento(s) da entidade MENSALIDADE:</text:p>
      <text:p text:style-name="P2"/>
      <text:p text:style-name="P2"><text:tab/></text:p>
      <text:p text:style-name="P6">Entidade D<text:span text:style-name="T13">ESPESAS</text:span></text:p>
      <text:p text:style-name="P6"><text:tab/><text:span text:style-name="T2">Despesas : Entidade criada para guardar todas as informações sobre o consumo , servições e estadias do Hospede no Hotel. </text:span></text:p>
      <text:p text:style-name="P6"><text:span text:style-name="T2"/></text:p>
      <text:p text:style-name="P8">Atributos de DESPESAS</text:p>
      <text:p text:style-name="P8"><text:tab/></text:p>
      <text:p text:style-name="P8"><text:tab/><text:span text:style-name="T2">STATUS : Atributo criado para guardar o Status da conta do Hospede.</text:span></text:p>
      <text:p text:style-name="P8"><text:span text:style-name="T2"><text:tab/>DESCRIÇÃO: Atributo criado para guardar.</text:span></text:p>
      <text:p text:style-name="P8"><text:span text:style-name="T2"><text:tab/>DATA : Atributo criado para guardar a data das despesas.</text:span></text:p>
      <text:p text:style-name="P8"><text:span text:style-name="T2"><text:tab/>VALOR : Atributo criado para guardar o valor das despesas de Hospede.</text:span></text:p>
      <text:p text:style-name="P8"><text:span text:style-name="T2"/></text:p>
      <text:p text:style-name="P7">Entidade <text:span text:style-name="T17">CUPOM FISCAL</text:span></text:p>
      <text:p text:style-name="P8"><text:span text:style-name="T2"><text:tab/></text:span><text:span text:style-name="T10">CUPOM FISCAL : Guarda informações sobre suas despesas no Hotel.</text:span></text:p>
      <text:p text:style-name="P8"><text:span text:style-name="T10"/></text:p>
      <text:p text:style-name="P9"><text:span text:style-name="T17">Atributos de <text:s/>CUPOM FISCAL</text:span></text:p>
      <text:p text:style-name="P9"><text:tab/><text:span text:style-name="T10">CÓDIGO : <text:s/></text:span><text:span text:style-name="T6">Atributo guarda informação sobre o código d</text:span><text:span text:style-name="T10">o cupom fiscal.</text:span></text:p>
      <text:p text:style-name="P9"><text:span text:style-name="T10"><text:tab/>DATA : Atributo guarda informação referente a data que o cupom foi gerado.</text:span></text:p>
      <text:p text:style-name="P9"><text:span text:style-name="T10"><text:tab/>DESCRIÇÃO:</text:span></text:p>
      <text:p text:style-name="P9"><text:span text:style-name="T10"><text:tab/>VALOR: </text:span><text:span text:style-name="T11">Atributo guarda informação referente ao valor do cupom fiscal</text:span></text:p>
      <text:p text:style-name="P9"><text:tab/><text:span text:style-name="T10"><text:tab/></text:span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10">Entidade CHECK-IN</text:p>
      <text:p text:style-name="P11"><text:span text:style-name="T2"><text:tab/>CHECK-IN : Entidade criada para </text:span><text:span text:style-name="T3">guardar as informações de entrada no Hotel.</text:span></text:p>
      <text:p text:style-name="P12">Atributos da entidade CHECK-IN</text:p>
      <text:p text:style-name="P12"/>
      <text:p text:style-name="P12"><text:tab/><text:span text:style-name="T2">OBSERVAÇÃO : </text:span></text:p>
      <text:p text:style-name="P12"><text:span text:style-name="T2"><text:tab/>HORA MARCADA : Atributo guarda informação sobre da hora marcada para da entrada no Hotel.</text:span></text:p>
      <text:p text:style-name="P12"><text:span text:style-name="T2"><text:tab/>DATA MARCADA : Atributo guarda informação sobre a data marcada para da entrada no Hotel.</text:span></text:p>
      <text:p text:style-name="P13"><text:span text:style-name="T2"><text:tab/></text:span><text:span text:style-name="T4">STATUS : Atributo criado para guardar o </text:span><text:span text:style-name="T5">status do check-in</text:span><text:span text:style-name="T4">.</text:span></text:p>
      <text:p text:style-name="P13"/>
      <text:p text:style-name="P13"/>
      <text:p text:style-name="P15"><text:soft-page-break/>Entidade RESERVA </text:p>
      <text:p text:style-name="P15"><text:tab/><text:span text:style-name="T2">RESERVA : Entidade que guardas informação sobre uma reserva feita por um cliente já cadastrado.</text:span></text:p>
      <text:p text:style-name="P13">Atributos da entidade <text:span text:style-name="T15">RESERVA</text:span></text:p>
      <text:p text:style-name="P13"/>
      <text:p text:style-name="P13"><text:tab/><text:span text:style-name="T6">CÓDIGO : Atributo guardas informação sobre o código da reserva.</text:span></text:p>
      <text:p text:style-name="P13"><text:span text:style-name="T6"><text:tab/>DATA : Atributo guarda data que a reserva foi realizada.</text:span></text:p>
      <text:p text:style-name="P13"><text:span text:style-name="T6"><text:tab/>TIPO : Atributo guarda informação sobre o tipo de reserva feita.</text:span></text:p>
      <text:p text:style-name="P14"><text:span text:style-name="T6"><text:tab/>STATUS : </text:span><text:span text:style-name="T7">Atributo guarda informação sobre o status da reserva.</text:span></text:p>
      <text:p text:style-name="P14"><text:span text:style-name="T7"/></text:p>
      <text:p text:style-name="P16">Entidade FUNCIONÁRIO</text:p>
      <text:p text:style-name="P16"><text:tab/><text:span text:style-name="T2">FUNCIONÁRIO</text:span> : <text:span text:style-name="T2">Guarda informações sobre um determinado funcionário do Hotel.</text:span></text:p>
      <text:p text:style-name="P16"><text:span text:style-name="T2"/></text:p>
      <text:p text:style-name="P16"><text:span text:style-name="T14">Atributos da entidade</text:span><text:span text:style-name="T3"> </text:span>FUNCIONÁRIO</text:p>
      <text:p text:style-name="P14"><text:span text:style-name="T6"><text:tab/> </text:span></text:p>
      <text:p text:style-name="P3"><text:tab/>TELEFONE : Atributo <text:s/>criado para guardar o<text:span text:style-name="T1">(s)</text:span> numero(s) de telefone <text:span text:style-name="T9">de um determinado</text:span><text:span text:style-name="T16">.</text:span></text:p>
      <text:p text:style-name="P3"><text:tab/>DATA DE NASCIMENTO : Atributo criado para guardar a data de nascimento <text:span text:style-name="T9">de um determinado </text:span><text:span text:style-name="T16">funcionário</text:span> .</text:p>
      <text:p text:style-name="P3"><text:tab/>CPF :Atributo criado para guardar o numero do documento CPF <text:span text:style-name="T9">de um determinado</text:span> <text:span text:style-name="T16">funcionário</text:span>.</text:p>
      <text:p text:style-name="P5"><text:span text:style-name="T2"><text:tab/></text:span><text:span text:style-name="T8">E-MAIL : Atributo criado para guardar o e-mail </text:span><text:span text:style-name="T9">de um determinado</text:span><text:span text:style-name="T8"> </text:span><text:span text:style-name="T9">funcionário</text:span><text:span text:style-name="T8">.</text:span></text:p>
      <text:p text:style-name="P5"><text:span text:style-name="T8"><text:tab/></text:span><text:span text:style-name="T9">COD. DE IDENTIFICAÇÃO : Atributo guarda informação sobre o código de identificação de um determinado funcionário.</text:span></text:p>
      <text:p text:style-name="P5"><text:span text:style-name="T9"/></text:p>
      <text:p text:style-name="P17"><text:span text:style-name="T9">E</text:span><text:span text:style-name="T2">ntidade QUARTO</text:span></text:p>
      <text:p text:style-name="P17"><text:span text:style-name="T2"><text:tab/>QUART0 : Entidade guardas informações referentes ao quarto do Hotel.</text:span></text:p>
      <text:p text:style-name="P17"><text:span text:style-name="T2"/></text:p>
      <text:p text:style-name="P17"><text:span text:style-name="T2">Atributos da entidade QUARTO </text:span></text:p>
      <text:p text:style-name="P17"><text:span text:style-name="T2"><text:tab/></text:span></text:p>
      <text:p text:style-name="P18"><text:span text:style-name="T2"><text:tab/></text:span><text:span text:style-name="T12">NUMERO : Atributo guarda informação sobre o numero referente ao quarto do Hotel.<text:tab/></text:span></text:p>
      <text:p text:style-name="P18"><text:span text:style-name="T12"><text:tab/>DESCRIÇÃO :</text:span></text:p>
      <text:p text:style-name="P18"><text:span text:style-name="T12"><text:tab/>VALOR : Atributo guarda informação sobre o valor referente ao quarto do Hotel.</text:span></text:p>
      <text:p text:style-name="P18"><text:span text:style-name="T12"><text:tab/>STATUS: Atributo guarda informação sobre o status referente ao quarto do Hotel.</text:span></text:p>
      <text:p text:style-name="P18"><text:span text:style-name="T12"><text:tab/> </text:span></text:p>
      <text:p text:style-name="P15"><text:span text:style-name="T2"><text:tab/></text:span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8T14:10:22.811748670</meta:creation-date>
    <dc:date>2017-07-18T15:44:08.293589647</dc:date>
    <meta:editing-duration>PT44M42S</meta:editing-duration>
    <meta:editing-cycles>13</meta:editing-cycles>
    <meta:generator>LibreOffice/5.1.6.2$Linux_X86_64 LibreOffice_project/10m0$Build-2</meta:generator>
    <meta:document-statistic meta:table-count="0" meta:image-count="0" meta:object-count="0" meta:page-count="2" meta:paragraph-count="62" meta:word-count="466" meta:character-count="3033" meta:non-whitespace-character-count="2558"/>
  </office:meta>
</office:document-meta>
</file>